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A0000046360C86AED5757EB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officeooo:rsid="001d1e9b" officeooo:paragraph-rsid="001d1e9b"/>
    </style:style>
    <style:style style:name="P3" style:family="paragraph" style:parent-style-name="Standard">
      <style:paragraph-properties fo:break-before="pag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fo:font-size="44pt" fo:language="es" fo:country="ES" style:font-size-asian="44pt" style:font-size-complex="44pt"/>
    </style:style>
    <style:style style:name="T2" style:family="text">
      <style:text-properties fo:color="#ffffff" loext:opacity="100%" fo:font-size="48pt" fo:language="es" fo:country="ES" style:font-size-asian="48pt" style:font-size-complex="48pt"/>
    </style:style>
    <style:style style:name="T3" style:family="text">
      <style:text-properties fo:color="#ffffff" loext:opacity="100%" fo:font-size="48pt" fo:language="es" fo:country="ES" officeooo:rsid="001d1e9b" style:font-size-asian="48pt" style:font-size-complex="48pt"/>
    </style:style>
    <style:style style:name="T4" style:family="text">
      <style:text-properties fo:color="#ffffff" loext:opacity="100%" fo:font-size="20pt" style:font-size-asian="20pt" style:font-size-complex="20pt"/>
    </style:style>
    <style:style style:name="T5" style:family="text">
      <style:text-properties fo:color="#ffffff" loext:opacity="100%" fo:font-size="20pt" fo:language="es" fo:country="ES" style:font-size-asian="20pt" style:font-size-complex="20pt"/>
    </style:style>
    <style:style style:name="T6" style:family="text">
      <style:text-properties fo:color="#0e98fe" loext:opacity="100%" fo:font-size="36pt" fo:language="es" fo:country="ES" style:font-size-asian="36pt" style:font-size-complex="36pt"/>
    </style:style>
    <style:style style:name="T7" style:family="text">
      <style:text-properties fo:color="#d6630b" loext:opacity="100%" fo:font-size="48pt" fo:language="es" fo:country="ES" style:font-size-asian="48pt" style:font-size-complex="4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591cm" fo:min-width="3.383cm" fo:padding-top="0.127cm" fo:padding-bottom="0.127cm" fo:padding-left="0.254cm" fo:padding-right="0.254cm" fo:wrap-option="wrap" fo:margin-left="0.004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773cm" fo:min-width="9.571cm" fo:padding-top="0.127cm" fo:padding-bottom="0.127cm" fo:padding-left="0.254cm" fo:padding-right="0.254cm" fo:wrap-option="wrap" fo:margin-left="0.004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.916cm" fo:min-width="9.19cm" fo:padding-top="0.127cm" fo:padding-bottom="0.127cm" fo:padding-left="0.254cm" fo:padding-right="0.254cm" fo:wrap-option="wrap" fo:margin-left="0cm" fo:margin-right="0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custom-shape text:anchor-type="char" draw:z-index="3" draw:name="Text Box 4" draw:style-name="gr1" draw:text-style-name="P4" svg:width="3.89cm" svg:height="1.844cm" svg:x="-0.748cm" svg:y="4.981cm"><text:p text:style-name="Frame_20_contents"><text:span text:style-name="T6">202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2" draw:style-name="gr3" draw:text-style-name="P4" svg:width="9.697cm" svg:height="2.169cm" svg:x="-0.764cm" svg:y="0.818cm"><text:p text:style-name="Frame_20_contents"><text:span text:style-name="T3">Reto 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3" draw:style-name="gr2" draw:text-style-name="P4" svg:width="10.078cm" svg:height="2.026cm" svg:x="-0.748cm" svg:y="2.764cm"><text:p text:style-name="P2"><text:span text:style-name="T7">Despliegu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1" text:anchor-type="char" svg:x="-3cm" svg:y="-2.499cm" svg:width="21.001cm" svg:height="29.7cm" draw:z-index="0"><draw:image xlink:href="Pictures/100000000000031A0000046360C86AED5757EB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</meta:initial-creator>
    <meta:editing-cycles>3</meta:editing-cycles>
    <meta:creation-date>2023-05-10T07:33:00</meta:creation-date>
    <dc:date>2023-09-15T13:08:19.169752592</dc:date>
    <meta:editing-duration>PT24M50S</meta:editing-duration>
    <meta:generator>LibreOffice/7.3.7.2$Linux_X86_64 LibreOffice_project/30$Build-2</meta:generator>
    <meta:document-statistic meta:table-count="0" meta:image-count="1" meta:object-count="0" meta:page-count="2" meta:paragraph-count="3" meta:word-count="4" meta:character-count="20" meta:non-whitespace-character-count="19"/>
    <meta:user-defined meta:name="AppVersion">16.0000</meta:user-defined>
    <meta:user-defined meta:name="GrammarlyDocumentId">09e876f6-507d-4825-9cec-1b5d701b0683</meta:user-defined>
    <meta:template xlink:type="simple" xlink:actuate="onRequest" xlink:title="Normal" xlink:href=""/>
  </office:meta>
</office:document-meta>
</file>